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592cm" fo:min-width="3.81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0.132cm"/>
    </style:style>
    <style:style style:name="gr3" style:family="graphic" style:parent-style-name="objectwithoutfill">
      <style:graphic-properties draw:stroke="solid" svg:stroke-width="0.212cm" draw:marker-start-width="0.521cm" draw:marker-end="Arrow" draw:marker-end-width="0.465cm" draw:fill="none" fo:padding-top="0.18cm" fo:padding-bottom="0.18cm" fo:padding-left="0.305cm" fo:padding-right="0.305cm"/>
    </style:style>
    <style:style style:name="gr4" style:family="graphic" style:parent-style-name="standard">
      <style:graphic-properties draw:stroke="solid" draw:stroke-dash="Line_20_with_20_Fine_20_Dots" draw:textarea-horizontal-align="justify" draw:textarea-vertical-align="middle" draw:auto-grow-height="false" fo:min-height="0.47cm" fo:min-width="0.22cm"/>
    </style:style>
    <style:style style:name="gr5" style:family="graphic" style:parent-style-name="standard">
      <style:graphic-properties draw:textarea-horizontal-align="justify" draw:textarea-vertical-align="middle" draw:auto-grow-height="false" fo:min-height="2.036cm" fo:min-width="8.308cm"/>
    </style:style>
    <style:style style:name="gr6" style:family="graphic" style:parent-style-name="standard">
      <style:graphic-properties draw:textarea-horizontal-align="justify" draw:textarea-vertical-align="middle" draw:auto-grow-height="false" fo:min-height="1.528cm" fo:min-width="6.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2cm"/>
    </style:style>
    <style:style style:name="gr8" style:family="graphic" style:parent-style-name="objectwithoutfill">
      <style:graphic-properties draw:marker-end="Arrow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6.68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 draw:fill-color="#ffffff"/>
      <style:text-properties fo:color="#00a65d" fo:font-size="18pt" fo:font-weight="bold" style:font-size-asian="18pt" style:font-weight-asian="bold" style:font-size-complex="18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0066b3"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paragraph-properties fo:text-align="center"/>
      <style:text-properties fo:color="#5c2d91" fo:font-size="19pt" fo:font-weight="bold" style:font-size-asian="19pt" style:font-weight-asian="bold" style:font-size-complex="19pt" style:font-weight-complex="bold"/>
    </style:style>
    <style:style style:name="P10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a65d"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0066b3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66b3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7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a65d"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5c2d91" fo:font-size="19pt" fo:font-weight="bold" style:font-size-asian="19pt" style:font-weight-asian="bold" style:font-size-complex="1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4.318cm" svg:height="5.842cm" svg:x="1.594cm" svg:y="0.508cm">
          <text:p text:style-name="P1"><text:span text:style-name="T1">Guest VM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632cm" svg:height="1.825cm" svg:x="1.342cm" svg:y="8.898cm">
          <draw:text-box>
            <text:p><text:span text:style-name="T2">Map hardware PCI config/bars</text:span></text:p>
            <text:p><text:span text:style-name="T2">to VM address space via EPT</text:span></text:p>
          </draw:text-box>
        </draw:frame>
        <draw:line draw:style-name="gr3" draw:text-style-name="P4" draw:layer="layout" svg:x1="6.311cm" svg:y1="4.702cm" svg:x2="19.05cm" svg:y2="4.68cm">
          <text:p/>
        </draw:line>
        <draw:custom-shape draw:style-name="gr4" draw:text-style-name="P1" draw:layer="layout" svg:width="1.016cm" svg:height="1.016cm" svg:x="0.244cm" svg:y="8.7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8.808cm" svg:height="2.286cm" svg:x="19.494cm" svg:y="4.408cm">
          <text:p text:style-name="P1"><text:span text:style-name="T3">PCI Config (</text:span><text:span text:style-name="T4">IO</text:span><text:span text:style-name="T3">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808cm" svg:height="2.286cm" svg:x="19.494cm" svg:y="1.608cm">
          <text:p text:style-name="P1"><text:span text:style-name="T5">PCI BAR 2 (Config/</text:span><text:span text:style-name="T6">MMIO</text:span><text:span text:style-name="T5">)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8.808cm" svg:height="2.286cm" svg:x="19.494cm" svg:y="7.008cm">
          <text:p text:style-name="P1"><text:span text:style-name="T7">PCI BAR 4 (MSI-XMMIO)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74cm" svg:height="1.778cm" svg:x="10.922cm" svg:y="9.414cm">
          <text:p text:style-name="P1"><text:span text:style-name="T1">Hypervisor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12.192cm" svg:height="2.612cm" svg:x="6.95cm" svg:y="0.35cm">
          <draw:text-box>
            <text:list text:style-name="L1">
              <text:list-header>
                <text:p><text:span text:style-name="T8">BAR 2 (e.g., ring buffer base or doorbell) is MMIO-based direct access</text:span></text:p>
              </text:list-header>
            </text:list>
          </draw:text-box>
        </draw:frame>
        <draw:custom-shape draw:style-name="gr4" draw:text-style-name="P1" draw:layer="layout" svg:width="1.016cm" svg:height="1.016cm" svg:x="6.562cm" svg:y="0.31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28.302cm" svg:y1="2.54cm" svg:x2="30.48cm" svg:y2="2.944cm">
          <text:p/>
        </draw:line>
        <draw:frame draw:style-name="gr9" draw:text-style-name="P9" draw:layer="layout" svg:width="7.182cm" svg:height="1.741cm" svg:x="28.456cm" svg:y="2.944cm">
          <draw:text-box>
            <text:p text:style-name="P1"><text:span text:style-name="T9">Q1: DMA is based on</text:span></text:p>
            <text:p text:style-name="P1"><text:span text:style-name="T9">HPA, not GPA</text:span></text:p>
          </draw:text-box>
        </draw:frame>
        <draw:line draw:style-name="gr3" draw:text-style-name="P4" draw:layer="layout" svg:x1="6.259cm" svg:y1="3.092cm" svg:x2="18.998cm" svg:y2="3.07cm">
          <text:p/>
        </draw:line>
        <draw:frame draw:style-name="gr7" draw:text-style-name="P8" draw:layer="layout" svg:width="12.192cm" svg:height="2.612cm" svg:x="7.05cm" svg:y="4.95cm">
          <draw:text-box>
            <text:list text:style-name="L1">
              <text:list-header>
                <text:p><text:span text:style-name="T8">Access to PCI config and MSI-X bar is trapped to and emulated by the hypervisor</text:span></text:p>
              </text:list-header>
            </text:list>
          </draw:text-box>
        </draw:frame>
        <draw:frame draw:style-name="gr10" draw:text-style-name="P8" draw:layer="layout" svg:width="12.192cm" svg:height="2.54cm" svg:x="21.25cm" svg:y="9.386cm">
          <draw:text-box>
            <text:list text:style-name="L1">
              <text:list-header>
                <text:p><text:span text:style-name="T8">The MSI-X IRQ from hardware is mediated by the hypervisor</text:span></text:p>
              </text:list-header>
            </text:list>
          </draw:text-box>
        </draw:frame>
        <draw:custom-shape draw:style-name="gr4" draw:text-style-name="P1" draw:layer="layout" svg:width="1.016cm" svg:height="1.016cm" svg:x="6.563cm" svg:y="4.91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016cm" svg:height="1.016cm" svg:x="20.764cm" svg:y="9.51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17.047cm" svg:y1="9.349cm" svg:x2="17.047cm" svg:y2="6.728cm">
          <text:p/>
        </draw:line>
        <draw:line draw:style-name="gr11" draw:text-style-name="P4" draw:layer="layout" svg:x1="17.547cm" svg:y1="6.754cm" svg:x2="17.547cm" svg:y2="9.375cm">
          <text:p/>
        </draw:lin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5T23:19:34.602149934</dc:date>
    <meta:editing-duration>PT6H45M21S</meta:editing-duration>
    <meta:editing-cycles>207</meta:editing-cycles>
    <meta:generator>LibreOffice/6.0.7.3$Linux_X86_64 LibreOffice_project/00m0$Build-3</meta:generator>
    <meta:document-statistic meta:object-count="42"/>
  </office:meta>
</office:document-meta>
</file>